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" svg:font-family="Courier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Text_20_body">
      <style:paragraph-properties fo:margin-top="0cm" fo:margin-bottom="0.499cm" loext:contextual-spacing="false"/>
    </style:style>
    <style:style style:name="P3" style:family="paragraph" style:parent-style-name="Text_20_body" style:list-style-name="L1">
      <style:paragraph-properties fo:margin-top="0cm" fo:margin-bottom="0.499cm" loext:contextual-spacing="false"/>
    </style:style>
    <style:style style:name="P4" style:family="paragraph" style:parent-style-name="Text_20_body" style:list-style-name="L2">
      <style:paragraph-properties fo:margin-top="0cm" fo:margin-bottom="0.499cm" loext:contextual-spacing="false"/>
    </style:style>
    <style:style style:name="P5" style:family="paragraph" style:parent-style-name="Text_20_body" style:list-style-name="L3">
      <style:paragraph-properties fo:margin-top="0cm" fo:margin-bottom="0.499cm" loext:contextual-spacing="false"/>
    </style:style>
    <style:style style:name="P6" style:family="paragraph" style:parent-style-name="Text_20_body" style:list-style-name="L4">
      <style:paragraph-properties fo:margin-top="0cm" fo:margin-bottom="0.499cm" loext:contextual-spacing="false"/>
    </style:style>
    <style:style style:name="P7" style:family="paragraph" style:parent-style-name="Text_20_body" style:list-style-name="L5">
      <style:paragraph-properties fo:margin-top="0cm" fo:margin-bottom="0.499cm" loext:contextual-spacing="false"/>
    </style:style>
    <style:style style:name="P8" style:family="paragraph" style:parent-style-name="Text_20_body" style:list-style-name="L6">
      <style:paragraph-properties fo:margin-top="0cm" fo:margin-bottom="0.499cm" loext:contextual-spacing="false"/>
    </style:style>
    <style:style style:name="P9" style:family="paragraph" style:parent-style-name="Text_20_body" style:list-style-name="L7">
      <style:paragraph-properties fo:margin-top="0cm" fo:margin-bottom="0.499cm" loext:contextual-spacing="false"/>
    </style:style>
    <style:style style:name="P10" style:family="paragraph" style:parent-style-name="Text_20_body" style:list-style-name="L8">
      <style:paragraph-properties fo:margin-top="0cm" fo:margin-bottom="0.499cm" loext:contextual-spacing="false"/>
    </style:style>
    <style:style style:name="P11" style:family="paragraph" style:parent-style-name="Text_20_body" style:list-style-name="L9">
      <style:paragraph-properties fo:margin-top="0cm" fo:margin-bottom="0.499cm" loext:contextual-spacing="false"/>
    </style:style>
    <style:style style:name="P12" style:family="paragraph" style:parent-style-name="Text_20_body" style:list-style-name="L10">
      <style:paragraph-properties fo:margin-top="0cm" fo:margin-bottom="0.499cm" loext:contextual-spacing="false"/>
    </style:style>
    <style:style style:name="P13" style:family="paragraph" style:parent-style-name="Text_20_body" style:list-style-name="L11">
      <style:paragraph-properties fo:margin-top="0cm" fo:margin-bottom="0.499cm" loext:contextual-spacing="false"/>
    </style:style>
    <style:style style:name="P14" style:family="paragraph" style:parent-style-name="Text_20_body" style:list-style-name="L12">
      <style:paragraph-properties fo:margin-top="0cm" fo:margin-bottom="0.499cm" loext:contextual-spacing="false"/>
    </style:style>
    <style:style style:name="P15" style:family="paragraph" style:parent-style-name="Text_20_body" style:list-style-name="L13">
      <style:paragraph-properties fo:margin-top="0cm" fo:margin-bottom="0.499cm" loext:contextual-spacing="false"/>
    </style:style>
    <style:style style:name="P16" style:family="paragraph" style:parent-style-name="Text_20_body" style:list-style-name="L14">
      <style:paragraph-properties fo:margin-top="0cm" fo:margin-bottom="0.499cm" loext:contextual-spacing="false"/>
    </style:style>
    <style:style style:name="P17" style:family="paragraph" style:parent-style-name="Text_20_body" style:list-style-name="L15">
      <style:paragraph-properties fo:margin-top="0cm" fo:margin-bottom="0.499cm" loext:contextual-spacing="false"/>
    </style:style>
    <style:style style:name="P18" style:family="paragraph" style:parent-style-name="Text_20_body" style:list-style-name="L16">
      <style:paragraph-properties fo:margin-top="0cm" fo:margin-bottom="0.499cm" loext:contextual-spacing="false"/>
    </style:style>
    <style:style style:name="P19" style:family="paragraph" style:parent-style-name="Text_20_body" style:list-style-name="L17">
      <style:paragraph-properties fo:margin-top="0cm" fo:margin-bottom="0.499cm" loext:contextual-spacing="false"/>
    </style:style>
    <style:style style:name="P20" style:family="paragraph" style:parent-style-name="Text_20_body" style:list-style-name="L18">
      <style:paragraph-properties fo:margin-top="0cm" fo:margin-bottom="0.499cm" loext:contextual-spacing="fals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style:font-name-asian="Courier" style:font-size-asian="12pt" style:font-name-complex="Courier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style:text-underline-style="solid" style:text-underline-width="auto" style:text-underline-color="font-color" style:font-name-asian="Courier" style:font-size-asian="12pt" style:font-name-complex="Courier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line-through-style="solid" style:text-line-through-type="single" style:font-name="Courier" fo:font-size="12pt" style:text-underline-style="solid" style:text-underline-width="auto" style:text-underline-color="font-color" style:font-name-asian="Courier" style:font-size-asian="12pt" style:font-name-complex="Courier" style:font-size-complex="12pt"/>
    </style:style>
    <style:style style:name="P24" style:family="paragraph" style:parent-style-name="Heading_20_1" style:master-page-name="PM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text-line-through-style="solid" style:text-line-through-type="single" style:font-name="Courier" fo:font-size="12pt" style:text-underline-style="solid" style:text-underline-width="auto" style:text-underline-color="font-color" style:font-name-asian="Courier" style:font-size-asian="12pt" style:font-name-complex="Courier" style:font-size-complex="12pt"/>
    </style:style>
    <style:style style:name="P25" style:family="paragraph" style:parent-style-name="Preformatted_20_Text">
      <style:paragraph-properties style:writing-mode="lr-tb"/>
    </style:style>
    <style:style style:name="P26" style:family="paragraph" style:parent-style-name="Preformatted_20_Text">
      <style:paragraph-properties fo:margin-top="0cm" fo:margin-bottom="0.499cm" loext:contextual-spacing="false" style:writing-mode="lr-tb"/>
    </style:style>
    <style:style style:name="P27" style:family="paragraph" style:parent-style-name="Preformatted_20_Text" style:list-style-name="L10">
      <style:paragraph-properties fo:margin-top="0cm" fo:margin-bottom="0.499cm" loext:contextual-spacing="false" style:writing-mode="lr-tb"/>
    </style:style>
    <style:style style:name="T1" style:family="text">
      <style:text-properties fo:color="#000000" style:font-name="Courier" fo:font-size="12pt" style:font-name-asian="Courier" style:font-size-asian="12pt" style:font-name-complex="Courier" style:font-size-complex="12pt"/>
    </style:style>
    <style:style style:name="T2" style:family="text">
      <style:text-properties fo:color="#000000" style:font-name="Courier" fo:font-size="12pt" style:text-underline-style="solid" style:text-underline-width="auto" style:text-underline-color="font-color" style:font-name-asian="Courier" style:font-size-asian="12pt" style:font-name-complex="Courier" style:font-size-complex="12pt"/>
    </style:style>
    <style:style style:name="T3" style:family="text">
      <style:text-properties fo:color="#000000" style:text-line-through-style="solid" style:text-line-through-type="single" style:font-name="Courier" fo:font-size="12pt" style:text-underline-style="solid" style:text-underline-width="auto" style:text-underline-color="font-color" style:font-name-asian="Courier" style:font-size-asian="12pt" style:font-name-complex="Courier" style:font-size-complex="12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High-level architecture (one-paragraph)</text:h>
      <text:p text:style-name="P2">The system is a single-process, graph-based orchestrator where each graph node is a <text:span text:style-name="Source_20_Text">TaskNode</text:span> executed by an <text:span text:style-name="Source_20_Text">Agent</text:span>. Agents expose small skill functions that accept a JSON-like <text:span text:style-name="Source_20_Text">payload</text:span> + <text:span text:style-name="Source_20_Text">ctx</text:span> and return a validated JSON response. The orchestrator keeps session and authentication managers, a short/long-term memory manager, and a central event loop that: finds ready nodes, builds their payload from parent results, sends a <text:span text:style-name="Source_20_Text">Message</text:span> to the agent, validates the agent’s JSON response, stores result &amp; memories, and optionally inserts dynamic <text:span text:style-name="Source_20_Text">next_tasks</text:span> into the graph. Everything is implemented with plain Python and the standard library (no external libs).</text:p>
      <text:p text:style-name="Horizontal_20_Line"/>
      <text:h text:style-name="Heading_20_1" text:outline-level="1">Walkthrough — file organization &amp; utilities</text:h>
      <text:list xml:id="list2449205682" text:style-name="L1">
        <text:list-item>
          <text:p text:style-name="P3"><text:span text:style-name="Strong_20_Emphasis">Top-level imports &amp; logging</text:span></text:p>
          <text:list>
            <text:list-item>
              <text:p text:style-name="P3">Only standard library modules used: <text:span text:style-name="Source_20_Text">json</text:span>, <text:span text:style-name="Source_20_Text">time</text:span>, <text:span text:style-name="Source_20_Text">uuid</text:span>, <text:span text:style-name="Source_20_Text">secrets</text:span>, <text:span text:style-name="Source_20_Text">hashlib</text:span>, <text:span text:style-name="Source_20_Text">hmac</text:span>, <text:span text:style-name="Source_20_Text">threading</text:span>, etc.</text:p>
            </text:list-item>
            <text:list-item>
              <text:p text:style-name="P3">Logging configured for visibility; useful during development.</text:p>
            </text:list-item>
          </text:list>
        </text:list-item>
        <text:list-item>
          <text:p text:style-name="P3"><text:span text:style-name="Strong_20_Emphasis">Utility functions</text:span></text:p>
          <text:list>
            <text:list-item>
              <text:p text:style-name="P3"><text:span text:style-name="Source_20_Text">now_ts()</text:span> / <text:span text:style-name="Source_20_Text">iso_now()</text:span> — unified timestamp helpers.</text:p>
            </text:list-item>
            <text:list-item>
              <text:p text:style-name="P3"><text:span text:style-name="Source_20_Text">generate_id(prefix)</text:span> — short unique ids for nodes/sessions/users to keep things traceable.</text:p>
            </text:list-item>
            <text:list-item>
              <text:p text:style-name="P3"><text:span text:style-name="Source_20_Text">ensure_json_serializable(obj)</text:span> — lightweight conversion helper to ensure stored results / memories are JSON-compatible (handles <text:span text:style-name="Source_20_Text">set</text:span>, objects with <text:span text:style-name="Source_20_Text">__dict__</text:span>, otherwise <text:span text:style-name="Source_20_Text">str()</text:span> fallbacks). This avoids runtime serialization errors when storing in memory or returning results.</text:p>
            </text:list-item>
          </text:list>
        </text:list-item>
      </text:list>
      <text:p text:style-name="P2"><text:span text:style-name="Strong_20_Emphasis">Why:</text:span> Small, deterministic helpers reduce duplication and help keep stored data consistent and serializable.</text:p>
      <text:p text:style-name="Horizontal_20_Line"/>
      <text:h text:style-name="Heading_20_1" text:outline-level="1">Authentication (<text:span text:style-name="Source_20_Text">AuthManager</text:span>)</text:h>
      <text:p text:style-name="P2">Purpose: create users, log in, and manage short-lived tokens.</text:p>
      <text:p text:style-name="P2">Key points:</text:p>
      <text:list xml:id="list2690435710" text:style-name="L2">
        <text:list-item>
          <text:p text:style-name="P4"><text:soft-page-break/>Stores users in an in-memory dict: <text:span text:style-name="Source_20_Text">{username: {user_id, pw_hash, salt, created_at}}</text:span>.</text:p>
        </text:list-item>
        <text:list-item>
          <text:p text:style-name="P4">Password hashing uses <text:span text:style-name="Source_20_Text">HMAC-SHA256(password, salt)</text:span> stored as hex. Salt is random per user.</text:p>
        </text:list-item>
        <text:list-item>
          <text:p text:style-name="P4">Login issues a token (<text:span text:style-name="Source_20_Text">secrets.token_urlsafe(32)</text:span>) with expiry <text:span text:style-name="Source_20_Text">now + token_ttl</text:span>.</text:p>
        </text:list-item>
        <text:list-item>
          <text:p text:style-name="P4"><text:span text:style-name="Source_20_Text">validate_token(token)</text:span> returns the <text:span text:style-name="Source_20_Text">user_id</text:span> if valid, else <text:span text:style-name="Source_20_Text">None</text:span>.</text:p>
        </text:list-item>
        <text:list-item>
          <text:p text:style-name="P4"><text:span text:style-name="Source_20_Text">revoke_token(token)</text:span> allows invalidation.</text:p>
        </text:list-item>
      </text:list>
      <text:p text:style-name="P2"><text:span text:style-name="Strong_20_Emphasis">Design trade-offs / notes:</text:span></text:p>
      <text:list xml:id="list3331113529" text:style-name="L3">
        <text:list-item>
          <text:p text:style-name="P5">Simple, standard-library approach avoids external dependencies.</text:p>
        </text:list-item>
        <text:list-item>
          <text:p text:style-name="P5">This is <text:span text:style-name="Emphasis">not</text:span> as resistant to offline brute-force or as feature-rich as PBKDF2/Argon2 — PBKDF2/Argon2 and salted iterations would be recommended for production.</text:p>
        </text:list-item>
        <text:list-item>
          <text:p text:style-name="P5">Tokens are stored in memory (no DB), so restarting the process loses active sessions/tokens.</text:p>
        </text:list-item>
      </text:list>
      <text:p text:style-name="Horizontal_20_Line"/>
      <text:h text:style-name="Heading_20_1" text:outline-level="1">Session management (<text:span text:style-name="Source_20_Text">SessionManager</text:span>)</text:h>
      <text:p text:style-name="P2">Purpose: manage ephemeral sessions tied to users.</text:p>
      <text:p text:style-name="P2">Key points:</text:p>
      <text:list xml:id="list1273163500" text:style-name="L4">
        <text:list-item>
          <text:p text:style-name="P6">Each session is a dict <text:span text:style-name="Source_20_Text">{session_id, user_id, created_at, expires_at, metadata, graph}</text:span>.</text:p>
        </text:list-item>
        <text:list-item>
          <text:p text:style-name="P6"><text:span text:style-name="Source_20_Text">create_session(user_id, metadata)</text:span> creates a session and stores TTL.</text:p>
        </text:list-item>
        <text:list-item>
          <text:p text:style-name="P6"><text:span text:style-name="Source_20_Text">get_session(session_id)</text:span> validates expiry and returns session; raises <text:span text:style-name="Source_20_Text">SessionExpired</text:span> if missing/expired.</text:p>
        </text:list-item>
        <text:list-item>
          <text:p text:style-name="P6"><text:span text:style-name="Source_20_Text">touch_session</text:span> extends TTL; <text:span text:style-name="Source_20_Text">end_session</text:span> deletes it.</text:p>
        </text:list-item>
      </text:list>
      <text:p text:style-name="P2"><text:span text:style-name="Strong_20_Emphasis">Why:</text:span> Sessions provide scoping for short-term memory and graph execution. Session metadata is used for passing orchestration hints (e.g., which processor agent to use).</text:p>
      <text:p text:style-name="Horizontal_20_Line"/>
      <text:h text:style-name="Heading_20_1" text:outline-level="1"><text:soft-page-break/>Memory manager (<text:span text:style-name="Source_20_Text">MemoryManager</text:span>)</text:h>
      <text:p text:style-name="P2">Purpose: two-tier memory: short-term (session-scoped) and long-term (user-scoped).</text:p>
      <text:p text:style-name="P2">Implementation:</text:p>
      <text:list xml:id="list733160420" text:style-name="L5">
        <text:list-item>
          <text:p text:style-name="P7">Short-term: per-session <text:span text:style-name="Source_20_Text">deque(maxlen=short_term_max)</text:span> for recent records.</text:p>
        </text:list-item>
        <text:list-item>
          <text:p text:style-name="P7">Long-term: per-user list appended; optional JSON file persistence if <text:span text:style-name="Source_20_Text">long_term_path</text:span> provided.</text:p>
        </text:list-item>
        <text:list-item>
          <text:p text:style-name="P7"><text:span text:style-name="Source_20_Text">add_short(session_id, item)</text:span> and <text:span text:style-name="Source_20_Text">add_long(user_id, item, persist=False)</text:span>.</text:p>
        </text:list-item>
        <text:list-item>
          <text:p text:style-name="P7"><text:span text:style-name="Source_20_Text">recall(user_id, keywords, session_id=None, limit=10)</text:span> — naive keyword matching:</text:p>
          <text:list>
            <text:list-item>
              <text:p text:style-name="P7">serializes each memory entry with <text:span text:style-name="Source_20_Text">json.dumps(...).lower()</text:span></text:p>
            </text:list-item>
            <text:list-item>
              <text:p text:style-name="P7">returns matches containing any keyword (searches short-term first if session_id provided)</text:p>
            </text:list-item>
          </text:list>
        </text:list-item>
      </text:list>
      <text:p text:style-name="P2"><text:span text:style-name="Strong_20_Emphasis">Why and tradeoffs:</text:span></text:p>
      <text:list xml:id="list3698958481" text:style-name="L6">
        <text:list-item>
          <text:p text:style-name="P8">Keeps memory simple and easy to inspect.</text:p>
        </text:list-item>
        <text:list-item>
          <text:p text:style-name="P8">Keyword matching is fast and dependency-free but not semantically rich; if you want semantic recall use embeddings and a vector index.</text:p>
        </text:list-item>
        <text:list-item>
          <text:p text:style-name="P8">Persistence is simple JSON dump — fine for prototypes, not recommended for heavy production use.</text:p>
        </text:list-item>
      </text:list>
      <text:p text:style-name="Horizontal_20_Line"/>
      <text:h text:style-name="Heading_20_1" text:outline-level="1">Message format &amp; validation</text:h>
      <text:list xml:id="list4110975806" text:style-name="L7">
        <text:list-item>
          <text:p text:style-name="P9"><text:span text:style-name="Strong_20_Emphasis"><text:span text:style-name="Source_20_Text">Message</text:span></text:span><text:span text:style-name="Strong_20_Emphasis"> class</text:span></text:p>
          <text:list>
            <text:list-item>
              <text:p text:style-name="P9">Standardized message schema: required keys <text:span text:style-name="Source_20_Text">from</text:span>, <text:span text:style-name="Source_20_Text">to</text:span>, <text:span text:style-name="Source_20_Text">task_id</text:span>, <text:span text:style-name="Source_20_Text">payload</text:span>.</text:p>
            </text:list-item>
            <text:list-item>
              <text:p text:style-name="P9">Methods: <text:span text:style-name="Source_20_Text">to_dict()</text:span>, <text:span text:style-name="Source_20_Text">to_json()</text:span>, and <text:span text:style-name="Source_20_Text">parse(raw)</text:span> accepts dict or JSON string.</text:p>
            </text:list-item>
            <text:list-item>
              <text:p text:style-name="P9">Timestamps are recorded (<text:span text:style-name="Source_20_Text">ts</text:span>).</text:p>
            </text:list-item>
          </text:list>
        </text:list-item>
        <text:list-item>
          <text:p text:style-name="P9"><text:soft-page-break/><text:span text:style-name="Strong_20_Emphasis">Agent response validation</text:span></text:p>
          <text:list>
            <text:list-item>
              <text:p text:style-name="P9"><text:span text:style-name="Source_20_Text">validate_agent_response(resp)</text:span> ensures response is an object with a <text:span text:style-name="Source_20_Text">status</text:span> key (<text:span text:style-name="Source_20_Text">"ok"</text:span> or <text:span text:style-name="Source_20_Text">"error"</text:span>).</text:p>
            </text:list-item>
            <text:list-item>
              <text:p text:style-name="P9">Optionally allows <text:span text:style-name="Source_20_Text">result</text:span>, <text:span text:style-name="Source_20_Text">next_tasks</text:span>, <text:span text:style-name="Source_20_Text">memories</text:span>.</text:p>
            </text:list-item>
            <text:list-item>
              <text:p text:style-name="P9"><text:span text:style-name="Source_20_Text">next_tasks</text:span> must be a list (if present).</text:p>
            </text:list-item>
          </text:list>
        </text:list-item>
      </text:list>
      <text:p text:style-name="P2"><text:span text:style-name="Strong_20_Emphasis">Why:</text:span> By forcing structured messages and responses we can orchestrate reliably between agents and detect malformed behavior early.</text:p>
      <text:p text:style-name="Horizontal_20_Line"/>
      <text:h text:style-name="Heading_20_1" text:outline-level="1">Agent abstraction (<text:span text:style-name="Source_20_Text">Agent</text:span>)</text:h>
      <text:p text:style-name="P2">Purpose: encapsulate skills that can be invoked by name.</text:p>
      <text:p text:style-name="P2">Key features:</text:p>
      <text:list xml:id="list3234393550" text:style-name="L8">
        <text:list-item>
          <text:p text:style-name="P10"><text:span text:style-name="Source_20_Text">register_skill(name, func)</text:span> — attach callable skill functions.</text:p>
        </text:list-item>
        <text:list-item>
          <text:p text:style-name="P10"><text:span text:style-name="Source_20_Text">handle_message(message, session, memory)</text:span> — decides which skill to call (looks at message.metadata[<text:span text:style-name="Source_20_Text">skill</text:span>] or payload[<text:span text:style-name="Source_20_Text">action</text:span>] or falls back to <text:span text:style-name="Source_20_Text">'default'</text:span>), builds <text:span text:style-name="Source_20_Text">ctx</text:span> and executes the skill.</text:p>
        </text:list-item>
        <text:list-item>
          <text:p text:style-name="P10"><text:span text:style-name="Source_20_Text">ctx</text:span> contains agent identity, session, message metadata, memory manager reference, and timestamp.</text:p>
        </text:list-item>
      </text:list>
      <text:p text:style-name="P2">Skill functions are expected to have signature:</text:p>
      <text:p text:style-name="P26"><text:span text:style-name="Source_20_Text">def skill(payload: dict, ctx: dict) -&gt; dict</text:span></text:p>
      <text:p text:style-name="P2">and return validated JSON-like dicts, e.g.:</text:p>
      <text:p text:style-name="P26"><text:span text:style-name="Source_20_Text">{ "status":"ok", "result": {...}, "memories":[...], "next_tasks":[...] }</text:span></text:p>
      <text:p text:style-name="P2"><text:span text:style-name="Strong_20_Emphasis">Why:</text:span> This pattern gives clear separation: agents implement domain logic; orchestrator controls flow. <text:span text:style-name="Source_20_Text">ctx</text:span> gives access to session/memory without coupling agents to orchestrator internals.</text:p>
      <text:p text:style-name="Horizontal_20_Line"/>
      <text:h text:style-name="Heading_20_1" text:outline-level="1"><text:soft-page-break/>Task node (<text:span text:style-name="Source_20_Text">TaskNode</text:span>)</text:h>
      <text:p text:style-name="P2">Represents one unit of work in the graph.</text:p>
      <text:p text:style-name="P2">Fields:</text:p>
      <text:list xml:id="list3264364334" text:style-name="L9">
        <text:list-item>
          <text:p text:style-name="P11"><text:span text:style-name="Source_20_Text">node_id</text:span>, <text:span text:style-name="Source_20_Text">name</text:span>, <text:span text:style-name="Source_20_Text">agent_id</text:span>, <text:span text:style-name="Source_20_Text">action</text:span> (skill name), <text:span text:style-name="Source_20_Text">inputs</text:span> (parent node ids), <text:span text:style-name="Source_20_Text">metadata</text:span>.</text:p>
        </text:list-item>
        <text:list-item>
          <text:p text:style-name="P11">Runtime fields: <text:span text:style-name="Source_20_Text">status</text:span> (<text:span text:style-name="Source_20_Text">pending</text:span>, <text:span text:style-name="Source_20_Text">running</text:span>, <text:span text:style-name="Source_20_Text">done</text:span>, <text:span text:style-name="Source_20_Text">error</text:span>), <text:span text:style-name="Source_20_Text">result</text:span>, <text:span text:style-name="Source_20_Text">attempts</text:span>.</text:p>
        </text:list-item>
      </text:list>
      <text:p text:style-name="P2"><text:span text:style-name="Source_20_Text">.to_dict()</text:span> returns JSON-friendly view.</text:p>
      <text:p text:style-name="P2"><text:span text:style-name="Strong_20_Emphasis">Role in graph:</text:span> nodes declare dependencies (<text:span text:style-name="Source_20_Text">inputs</text:span>) and are executed when all parents are <text:span text:style-name="Source_20_Text">done</text:span>.</text:p>
      <text:p text:style-name="Horizontal_20_Line"/>
      <text:h text:style-name="Heading_20_1" text:outline-level="1">Graph orchestrator (<text:span text:style-name="Source_20_Text">GraphOrchestrator</text:span>)</text:h>
      <text:p text:style-name="P2">This is the core of coordination. Main responsibilities:</text:p>
      <text:list xml:id="list4104701608" text:style-name="L10">
        <text:list-item>
          <text:p text:style-name="P12"><text:span text:style-name="Strong_20_Emphasis">Agent &amp; node registration</text:span></text:p>
          <text:list>
            <text:list-item>
              <text:p text:style-name="P12"><text:span text:style-name="Source_20_Text">register_agent(agent)</text:span>, <text:span text:style-name="Source_20_Text">add_node(node)</text:span> and <text:span text:style-name="Source_20_Text">add_edge(parent, child)</text:span>.</text:p>
            </text:list-item>
            <text:list-item>
              <text:p text:style-name="P12">Maintains <text:span text:style-name="Source_20_Text">_children</text:span> and <text:span text:style-name="Source_20_Text">_parents</text:span> adjacency maps for quick lookup.</text:p>
            </text:list-item>
          </text:list>
        </text:list-item>
        <text:list-item>
          <text:p text:style-name="P12"><text:span text:style-name="Strong_20_Emphasis">Readiness detection</text:span></text:p>
          <text:list>
            <text:list-item>
              <text:p text:style-name="P12"><text:span text:style-name="Source_20_Text">_ready_nodes()</text:span> iterates nodes and returns those <text:span text:style-name="Source_20_Text">pending</text:span> whose parents are all <text:span text:style-name="Source_20_Text">done</text:span>.</text:p>
            </text:list-item>
            <text:list-item>
              <text:p text:style-name="P12">This provides a simple DAG execution semantics.</text:p>
            </text:list-item>
          </text:list>
        </text:list-item>
        <text:list-item>
          <text:p text:style-name="P12"><text:span text:style-name="Strong_20_Emphasis">Execution loop (</text:span><text:span text:style-name="Strong_20_Emphasis"><text:span text:style-name="Source_20_Text">execute_graph(session_id)</text:span></text:span><text:span text:style-name="Strong_20_Emphasis">)</text:span></text:p>
          <text:list>
            <text:list-item>
              <text:p text:style-name="P12">Attaches graph snapshot to session.</text:p>
            </text:list-item>
            <text:list-item>
              <text:p text:style-name="P12">Loop:</text:p>
              <text:list>
                <text:list-item>
                  <text:p text:style-name="P12">Find ready nodes.</text:p>
                </text:list-item>
                <text:list-item>
                  <text:p text:style-name="P12"><text:soft-page-break/>For each ready node:</text:p>
                  <text:list>
                    <text:list-item>
                      <text:p text:style-name="P12">Mark <text:span text:style-name="Source_20_Text">running</text:span>; increment attempts.</text:p>
                    </text:list-item>
                    <text:list-item>
                      <text:p text:style-name="P12">Find agent (error if missing).</text:p>
                    </text:list-item>
                    <text:list-item>
                      <text:p text:style-name="P12">Build node payload with parent results:</text:p>
                      <text:p text:style-name="P27"><text:span text:style-name="Source_20_Text">payload = {"action": node.action, "inputs": { parent_id: parent.result }, "metadata": node.metadata}</text:span></text:p>
                    </text:list-item>
                    <text:list-item>
                      <text:p text:style-name="P12">Wrap in a <text:span text:style-name="Source_20_Text">Message</text:span> and call <text:span text:style-name="Source_20_Text">agent.handle_message(msg, session, memory)</text:span>.</text:p>
                    </text:list-item>
                    <text:list-item>
                      <text:p text:style-name="P12">Validate response.</text:p>
                    </text:list-item>
                    <text:list-item>
                      <text:p text:style-name="P12">On <text:span text:style-name="Source_20_Text">status == "ok"</text:span> -&gt; mark <text:span text:style-name="Source_20_Text">done</text:span> and optionally store <text:span text:style-name="Source_20_Text">memories</text:span>.</text:p>
                    </text:list-item>
                    <text:list-item>
                      <text:p text:style-name="P12">On <text:span text:style-name="Source_20_Text">status != "ok"</text:span> -&gt; mark <text:span text:style-name="Source_20_Text">error</text:span>.</text:p>
                    </text:list-item>
                    <text:list-item>
                      <text:p text:style-name="P12">Handle <text:span text:style-name="Source_20_Text">next_tasks</text:span>: agent can return list of node descriptors and the orchestrator creates new <text:span text:style-name="Source_20_Text">TaskNode</text:span> instances and adds them to graph (dynamic graph expansion).</text:p>
                    </text:list-item>
                  </text:list>
                </text:list-item>
              </text:list>
            </text:list-item>
            <text:list-item>
              <text:p text:style-name="P12">The loop repeats until no ready nodes remain (or <text:span text:style-name="Source_20_Text">max_iterations</text:span> exceeded).</text:p>
            </text:list-item>
            <text:list-item>
              <text:p text:style-name="P12">Returns a <text:span text:style-name="Source_20_Text">report</text:span> mapping node_ids to node dicts.</text:p>
            </text:list-item>
          </text:list>
        </text:list-item>
      </text:list>
      <text:p text:style-name="P2"><text:span text:style-name="Strong_20_Emphasis">Edge cases handled:</text:span></text:p>
      <text:list xml:id="list3163655081" text:style-name="L11">
        <text:list-item>
          <text:p text:style-name="P13">Missing agent -&gt; node goes <text:span text:style-name="Source_20_Text">error</text:span>.</text:p>
        </text:list-item>
        <text:list-item>
          <text:p text:style-name="P13">Malformed agent response -&gt; node goes <text:span text:style-name="Source_20_Text">error</text:span>.</text:p>
        </text:list-item>
        <text:list-item>
          <text:p text:style-name="P13"><text:span text:style-name="Source_20_Text">next_tasks</text:span> insertion happens at runtime — new nodes become eligible in subsequent iterations.</text:p>
        </text:list-item>
        <text:list-item>
          <text:p text:style-name="P13">There is a <text:span text:style-name="Source_20_Text">max_iterations</text:span> guard to avoid an infinite loop.</text:p>
        </text:list-item>
      </text:list>
      <text:p text:style-name="P2"><text:span text:style-name="Strong_20_Emphasis">What is </text:span><text:span text:style-name="Strong_20_Emphasis"><text:span text:style-name="Emphasis">not</text:span></text:span><text:span text:style-name="Strong_20_Emphasis"> implemented (explicitly):</text:span></text:p>
      <text:list xml:id="list248783485" text:style-name="L12">
        <text:list-item>
          <text:p text:style-name="P14">Cycle detection (if an agent creates a node that depends on itself or forms a cycle the loop could deadlock or repeatedly attempt — <text:span text:style-name="Source_20_Text">max_iterations</text:span> helps but is not a proper <text:soft-page-break/>cycle check).</text:p>
        </text:list-item>
        <text:list-item>
          <text:p text:style-name="P14">Parallel execution — everything runs synchronously in the current implementation.</text:p>
        </text:list-item>
        <text:list-item>
          <text:p text:style-name="P14">Robust persistence/transactionality across restarts.</text:p>
        </text:list-item>
      </text:list>
      <text:p text:style-name="Horizontal_20_Line"/>
      <text:h text:style-name="Heading_20_1" text:outline-level="1">Example skills and demo flow</text:h>
      <text:list xml:id="list676911447" text:style-name="L13">
        <text:list-item>
          <text:p text:style-name="P15"><text:span text:style-name="Source_20_Text">skill_fetch</text:span>:</text:p>
          <text:list>
            <text:list-item>
              <text:p text:style-name="P15">Pretends to fetch data (returns <text:span text:style-name="Source_20_Text">items</text:span>, timestamp).</text:p>
            </text:list-item>
            <text:list-item>
              <text:p text:style-name="P15">Emits a <text:span text:style-name="Source_20_Text">memories</text:span> entry and a <text:span text:style-name="Source_20_Text">next_tasks</text:span> list instructing the orchestrator to add a processing node that depends on the fetch node.</text:p>
            </text:list-item>
          </text:list>
        </text:list-item>
        <text:list-item>
          <text:p text:style-name="P15"><text:span text:style-name="Source_20_Text">skill_process</text:span>:</text:p>
          <text:list>
            <text:list-item>
              <text:p text:style-name="P15">Aggregates results from parents and returns a <text:span text:style-name="Source_20_Text">summary</text:span> and <text:span text:style-name="Source_20_Text">stats</text:span>.</text:p>
            </text:list-item>
            <text:list-item>
              <text:p text:style-name="P15">Emits a <text:span text:style-name="Source_20_Text">memories</text:span> summary.</text:p>
            </text:list-item>
          </text:list>
        </text:list-item>
      </text:list>
      <text:p text:style-name="P2">Demo (<text:span text:style-name="Source_20_Text">__main__</text:span>):</text:p>
      <text:list xml:id="list383559584" text:style-name="L14">
        <text:list-item>
          <text:p text:style-name="P16">Create <text:span text:style-name="Source_20_Text">AuthManager</text:span>, <text:span text:style-name="Source_20_Text">SessionManager</text:span>, <text:span text:style-name="Source_20_Text">MemoryManager</text:span>.</text:p>
        </text:list-item>
        <text:list-item>
          <text:p text:style-name="P16">Create user <text:span text:style-name="Source_20_Text">alice</text:span>, login, create session.</text:p>
        </text:list-item>
        <text:list-item>
          <text:p text:style-name="P16">Create <text:span text:style-name="Source_20_Text">GraphOrchestrator</text:span>, register two agents (<text:span text:style-name="Source_20_Text">agent_fetcher</text:span>, <text:span text:style-name="Source_20_Text">agent_processor</text:span>) and register skills.</text:p>
        </text:list-item>
        <text:list-item>
          <text:p text:style-name="P16">Add two nodes: a fetch node and a process node with <text:span text:style-name="Source_20_Text">process</text:span> depending on <text:span text:style-name="Source_20_Text">fetch</text:span>.</text:p>
        </text:list-item>
        <text:list-item>
          <text:p text:style-name="P16">Call <text:span text:style-name="Source_20_Text">execute_graph(session_id)</text:span>; print results, inspect short-term and long-term memory and recall.</text:p>
        </text:list-item>
      </text:list>
      <text:p text:style-name="P2">This demonstrates the full lifecycle: auth -&gt; session -&gt; graph build -&gt; execution -&gt; memories -&gt; recall.</text:p>
      <text:p text:style-name="Horizontal_20_Line"/>
      <text:h text:style-name="Heading_20_1" text:outline-level="1"><text:soft-page-break/>Message &amp; response JSON shapes (concise)</text:h>
      <text:p text:style-name="P2"><text:span text:style-name="Strong_20_Emphasis">Message (from orchestrator -&gt; agent)</text:span></text:p>
      <text:p text:style-name="P25"><text:span text:style-name="Source_20_Text">{</text:span></text:p>
      <text:p text:style-name="P25"><text:span text:style-name="Source_20_Text"><text:s text:c="2"/>"from": "session_id",</text:span></text:p>
      <text:p text:style-name="P25"><text:span text:style-name="Source_20_Text"><text:s text:c="2"/>"to": "agent_id",</text:span></text:p>
      <text:p text:style-name="P25"><text:span text:style-name="Source_20_Text"><text:s text:c="2"/>"task_id": "node_id",</text:span></text:p>
      <text:p text:style-name="P25"><text:span text:style-name="Source_20_Text"><text:s text:c="2"/>"payload": {</text:span></text:p>
      <text:p text:style-name="P25"><text:span text:style-name="Source_20_Text"><text:s text:c="4"/>"action":"skill_name",</text:span></text:p>
      <text:p text:style-name="P25"><text:span text:style-name="Source_20_Text"><text:s text:c="4"/>"inputs": { "parent_node": { ...parent_result... } },</text:span></text:p>
      <text:p text:style-name="P25"><text:span text:style-name="Source_20_Text"><text:s text:c="4"/>"metadata": {...}</text:span></text:p>
      <text:p text:style-name="P25"><text:span text:style-name="Source_20_Text"><text:s text:c="2"/>},</text:span></text:p>
      <text:p text:style-name="P25"><text:span text:style-name="Source_20_Text"><text:s text:c="2"/>"metadata": {...},</text:span></text:p>
      <text:p text:style-name="P25"><text:span text:style-name="Source_20_Text"><text:s text:c="2"/>"ts": 12345.67</text:span></text:p>
      <text:p text:style-name="P26"><text:span text:style-name="Source_20_Text">}</text:span></text:p>
      <text:p text:style-name="P2"><text:span text:style-name="Strong_20_Emphasis">Agent response (must include </text:span><text:span text:style-name="Strong_20_Emphasis"><text:span text:style-name="Source_20_Text">status</text:span></text:span><text:span text:style-name="Strong_20_Emphasis">)</text:span></text:p>
      <text:p text:style-name="P25"><text:span text:style-name="Source_20_Text">{</text:span></text:p>
      <text:p text:style-name="P25"><text:span text:style-name="Source_20_Text"><text:s text:c="2"/>"status": "ok" | "error",</text:span></text:p>
      <text:p text:style-name="P25"><text:span text:style-name="Source_20_Text"><text:s text:c="2"/>"result": { ... }, <text:s text:c="9"/>// optional</text:span></text:p>
      <text:p text:style-name="P25"><text:span text:style-name="Source_20_Text"><text:s text:c="2"/>"memories": [ ... ], <text:s text:c="7"/>// optional: list of JSON objects to persist</text:span></text:p>
      <text:p text:style-name="P25"><text:span text:style-name="Source_20_Text"><text:s text:c="2"/>"next_tasks": [ {...} ] <text:s text:c="4"/>// optional: descriptors e.g. { "name":"...", "agent_id":"...", "action":"...", "inputs":[...] }</text:span></text:p>
      <text:p text:style-name="P26"><text:span text:style-name="Source_20_Text">}</text:span></text:p>
      <text:p text:style-name="Horizontal_20_Line"/>
      <text:h text:style-name="Heading_20_1" text:outline-level="1">Important design decisions &amp; rationale</text:h>
      <text:list xml:id="list3022426570" text:style-name="L15">
        <text:list-item>
          <text:p text:style-name="P17"><text:span text:style-name="Strong_20_Emphasis">Strict JSON interfaces</text:span>: forcing each agent to return structured JSON makes composition easier and reduces ambiguous behavior.</text:p>
        </text:list-item>
        <text:list-item>
          <text:p text:style-name="P17"><text:span text:style-name="Strong_20_Emphasis">Agents as skill registries</text:span>: lightweight and flexible, allows users to define multiple skills per agent.</text:p>
        </text:list-item>
        <text:list-item>
          <text:p text:style-name="P17"><text:span text:style-name="Strong_20_Emphasis">Session + memory scoping</text:span>: sessions scope short-term memory, while long-term is tied to user. This mimics common agent frameworks and suits multi-user systems.</text:p>
        </text:list-item>
        <text:list-item>
          <text:p text:style-name="P17"><text:span text:style-name="Strong_20_Emphasis">Dynamic graph expansion</text:span>: letting agents add <text:span text:style-name="Source_20_Text">next_tasks</text:span> allows agentic workflows that grow as data becomes available (e.g., discovery pipelines).</text:p>
        </text:list-item>
        <text:list-item>
          <text:p text:style-name="P17"><text:span text:style-name="Strong_20_Emphasis">Synchronous execution for clarity</text:span>: easier to reason and debug. Concurrency could be added later if needed.</text:p>
        </text:list-item>
        <text:list-item>
          <text:p text:style-name="P17"><text:span text:style-name="Strong_20_Emphasis">No external libs</text:span>: you asked to implement everything from scratch. That choice favors portability and clarity for learning, but invites trade-offs in cryptography and <text:soft-page-break/>performance.</text:p>
        </text:list-item>
      </text:list>
      <text:p text:style-name="Horizontal_20_Line"/>
      <text:h text:style-name="Heading_20_1" text:outline-level="1">Limitations &amp; recommended improvements</text:h>
      <text:list xml:id="list181834142" text:style-name="L16">
        <text:list-item>
          <text:p text:style-name="P18"><text:span text:style-name="Strong_20_Emphasis">Cryptography</text:span>: use PBKDF2 or Argon2 and store salted iterated hashes in production.</text:p>
        </text:list-item>
        <text:list-item>
          <text:p text:style-name="P18"><text:span text:style-name="Strong_20_Emphasis">Concurrency</text:span>: run independent ready nodes in parallel (threads / asyncio), but be careful with shared memory and ordering.</text:p>
        </text:list-item>
        <text:list-item>
          <text:p text:style-name="P18"><text:span text:style-name="Strong_20_Emphasis">Cycle detection</text:span>: add graph cycle detection or track dependencies to prevent deadlocks.</text:p>
        </text:list-item>
        <text:list-item>
          <text:p text:style-name="P18"><text:span text:style-name="Strong_20_Emphasis">Persistence</text:span>: store nodes, sessions, tokens, long-term memory in a database (SQLite/Postgres).</text:p>
        </text:list-item>
        <text:list-item>
          <text:p text:style-name="P18"><text:span text:style-name="Strong_20_Emphasis">Authorization</text:span>: add roles, permissions, and scoped tokens (not just bearer tokens in memory).</text:p>
        </text:list-item>
        <text:list-item>
          <text:p text:style-name="P18"><text:span text:style-name="Strong_20_Emphasis">Advanced memory</text:span>: add semantic search (embeddings + vector DB) for better recall.</text:p>
        </text:list-item>
        <text:list-item>
          <text:p text:style-name="P18"><text:span text:style-name="Strong_20_Emphasis">Schema validation</text:span>: use JSON Schema or a validator for stronger contract enforcement (we used manual checks).</text:p>
        </text:list-item>
        <text:list-item>
          <text:p text:style-name="P18"><text:span text:style-name="Strong_20_Emphasis">Observability</text:span>: more detailed telemetry (timings per node/skill) and a web UI.</text:p>
        </text:list-item>
      </text:list>
      <text:p text:style-name="Horizontal_20_Line"/>
      <text:h text:style-name="Heading_20_1" text:outline-level="1">Example execution trace (step-by-step for fetch → process)</text:h>
      <text:list xml:id="list1334421052" text:style-name="L17">
        <text:list-item>
          <text:p text:style-name="P19"><text:span text:style-name="Source_20_Text">node_fetch_1</text:span> is <text:span text:style-name="Source_20_Text">pending</text:span> and has no inputs → ready.</text:p>
        </text:list-item>
        <text:list-item>
          <text:p text:style-name="P19">Orchestrator builds payload: <text:span text:style-name="Source_20_Text">{"action":"fetch", "inputs": {}, "metadata": {...query...}}</text:span>.</text:p>
        </text:list-item>
        <text:list-item>
          <text:p text:style-name="P19">Create <text:span text:style-name="Source_20_Text">Message(from=session_id, to=agent_fetcher, task_id=node_fetch_1, payload=...)</text:span>.</text:p>
        </text:list-item>
        <text:list-item>
          <text:p text:style-name="P19"><text:span text:style-name="Source_20_Text">Agent.handle_message</text:span> chooses <text:span text:style-name="Source_20_Text">fetch</text:span> skill and calls <text:span text:style-name="Source_20_Text">skill_fetch(payload, ctx)</text:span>.</text:p>
        </text:list-item>
        <text:list-item>
          <text:p text:style-name="P19"><text:span text:style-name="Source_20_Text">skill_fetch</text:span> returns <text:span text:style-name="Source_20_Text">{ "status":"ok", "result":{...}, </text:span><text:soft-page-break/><text:span text:style-name="Source_20_Text">"memories":[...], "next_tasks":[{...}] }</text:span>.</text:p>
        </text:list-item>
        <text:list-item>
          <text:p text:style-name="P19">Orchestrator validates response, stores <text:span text:style-name="Source_20_Text">node_fetch_1.result</text:span>, marks <text:span text:style-name="Source_20_Text">done</text:span>, writes memories to short &amp; long term, and creates the <text:span text:style-name="Source_20_Text">next_tasks</text:span> node(s). (If the graph already had a dependent node that used <text:span text:style-name="Source_20_Text">node_fetch_1</text:span> as input, it is now ready.)</text:p>
        </text:list-item>
        <text:list-item>
          <text:p text:style-name="P19"><text:span text:style-name="Source_20_Text">node_process_1</text:span> sees parent <text:span text:style-name="Source_20_Text">node_fetch_1</text:span> is <text:span text:style-name="Source_20_Text">done</text:span>, so it's ready; orchestrator builds payload where <text:span text:style-name="Source_20_Text">inputs</text:span> contains <text:span text:style-name="Source_20_Text">node_fetch_1.result</text:span>, calls <text:span text:style-name="Source_20_Text">agent_processor</text:span> with action <text:span text:style-name="Source_20_Text">process</text:span>.</text:p>
        </text:list-item>
        <text:list-item>
          <text:p text:style-name="P19"><text:span text:style-name="Source_20_Text">skill_process</text:span> aggregates and returns <text:span text:style-name="Source_20_Text">status: ok</text:span> with <text:span text:style-name="Source_20_Text">result: summary</text:span>. Orchestrator stores result and marks node done.</text:p>
        </text:list-item>
        <text:list-item>
          <text:p text:style-name="P19">Execution ends when no pending nodes are ready.</text:p>
        </text:list-item>
      </text:list>
      <text:p text:style-name="Horizontal_20_Line"/>
      <text:h text:style-name="Heading_20_1" text:outline-level="1">Final notes &amp; offer</text:h>
      <text:list xml:id="list4079237698" text:style-name="L18">
        <text:list-item>
          <text:p text:style-name="P20">I cannot reveal private internal chain-of-thought; instead I provided this detailed, step-by-step explanation of structure, flow, and design choices — sufficient to replicate, extend, or harden the code.</text:p>
        </text:list-item>
        <text:list-item>
          <text:p text:style-name="P20">If you want, I can now (pick one — I’ll implement it directly):</text:p>
          <text:list>
            <text:list-item>
              <text:p text:style-name="P20">add concurrency (thread pool or <text:span text:style-name="Source_20_Text">asyncio</text:span>) so independent nodes run in parallel,</text:p>
            </text:list-item>
            <text:list-item>
              <text:p text:style-name="P20">add cycle detection and/or topological ordering with error-on-cycle,</text:p>
            </text:list-item>
            <text:list-item>
              <text:p text:style-name="P20">swap password hashing for PBKDF2 &amp; add token refresh / revocation endpoints,</text:p>
            </text:list-item>
            <text:list-item>
              <text:p text:style-name="P20">add a minimal HTTP server (no external frameworks) so external services can POST messages / query sessions,</text:p>
            </text:list-item>
            <text:list-item>
              <text:p text:style-name="P20">implement persistent storage (SQLite) for sessions, nodes, and long-term memory,</text:p>
            </text:list-item>
            <text:list-item>
              <text:p text:style-name="P20">or add unit tests and type annotations across the code.</text:p>
            </text:list-item>
          </text:list>
        </text:list-item>
      </text:list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" svg:font-family="Courier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Windows_X86_64 LibreOffice_project/5d19a1bfa650b796764388cd8b33a5af1f5baa1b</meta:generator>
    <dc:date>2025-10-08T10:40:58.667000000</dc:date>
    <meta:editing-duration>PT39S</meta:editing-duration>
    <meta:editing-cycles>1</meta:editing-cycles>
    <meta:document-statistic meta:table-count="0" meta:image-count="0" meta:object-count="0" meta:page-count="10" meta:paragraph-count="175" meta:word-count="1732" meta:character-count="12169" meta:non-whitespace-character-count="10656"/>
  </office:meta>
</office:document-meta>
</file>